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e42e" officeooo:paragraph-rsid="000be42e"/>
    </style:style>
    <style:style style:name="P2" style:family="paragraph" style:parent-style-name="Standard">
      <style:paragraph-properties fo:text-align="start" style:justify-single-word="false"/>
      <style:text-properties officeooo:rsid="000be42e" officeooo:paragraph-rsid="000be4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Português</text:p>
      <text:p text:style-name="P1"/>
      <text:p text:style-name="P2"><text:s text:c="5"/>As fakenews consistem na divulgação de noticias falsas. Essa pratica ficou popularmente conhecida no Brasil durante as eleições de 2018, pois espalhavam mentiras sobre os candidatos </text:p>
      <text:p text:style-name="P2">a presidência, tais noticias podem representar um alto risco para sociedade principalmente durante o período de pandemia que estamos viven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11:00:15.289147691</meta:creation-date>
    <dc:date>2020-11-04T11:05:36.159666007</dc:date>
    <meta:editing-duration>PT5M21S</meta:editing-duration>
    <meta:editing-cycles>1</meta:editing-cycles>
    <meta:document-statistic meta:table-count="0" meta:image-count="0" meta:object-count="0" meta:page-count="1" meta:paragraph-count="3" meta:word-count="49" meta:character-count="350" meta:non-whitespace-character-count="298"/>
    <meta:generator>LibreOffice/6.4.6.2$Linux_X86_64 LibreOffice_project/40$Build-2</meta:generator>
  </office:meta>
</office:document-meta>
</file>